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ocument.getDocument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ocument.get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Document.getBodyTex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Document.HtmlDocument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Document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ocument.getTit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Document.HtmlDocumen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ocument.Documen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